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arget</text:p>
          </table:table-cell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b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01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02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03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04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05">
            <text:p>0.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06">
            <text:p>0.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07">
            <text:p>0.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08">
            <text:p>0.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09">
            <text:p>0.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11">
            <text:p>0.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12">
            <text:p>0.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13">
            <text:p>0.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14">
            <text:p>0.0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15">
            <text:p>0.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16">
            <text:p>0.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17">
            <text:p>0.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18">
            <text:p>0.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19">
            <text:p>0.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21">
            <text:p>0.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22">
            <text:p>0.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23">
            <text:p>0.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24">
            <text:p>0.0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25">
            <text:p>0.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26">
            <text:p>0.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27">
            <text:p>0.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28">
            <text:p>0.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29">
            <text:p>0.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31">
            <text:p>0.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32">
            <text:p>0.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33">
            <text:p>0.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34">
            <text:p>0.0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35">
            <text:p>0.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36">
            <text:p>0.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37">
            <text:p>0.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38">
            <text:p>0.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39">
            <text:p>0.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41">
            <text:p>0.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42">
            <text:p>0.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43">
            <text:p>0.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44">
            <text:p>0.0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45">
            <text:p>0.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46">
            <text:p>0.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47">
            <text:p>0.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48">
            <text:p>0.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49">
            <text:p>0.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51">
            <text:p>0.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52">
            <text:p>0.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53">
            <text:p>0.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54">
            <text:p>0.0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55">
            <text:p>0.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56">
            <text:p>0.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57">
            <text:p>0.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58">
            <text:p>0.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59">
            <text:p>0.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61">
            <text:p>0.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62">
            <text:p>0.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63">
            <text:p>0.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64">
            <text:p>0.0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65">
            <text:p>0.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66">
            <text:p>0.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67">
            <text:p>0.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68">
            <text:p>0.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69">
            <text:p>0.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71">
            <text:p>0.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72">
            <text:p>0.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73">
            <text:p>0.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74">
            <text:p>0.0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75">
            <text:p>0.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76">
            <text:p>0.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77">
            <text:p>0.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78">
            <text:p>0.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79">
            <text:p>0.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81">
            <text:p>0.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82">
            <text:p>0.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83">
            <text:p>0.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84">
            <text:p>0.0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85">
            <text:p>0.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86">
            <text:p>0.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87">
            <text:p>0.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88">
            <text:p>0.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89">
            <text:p>0.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91">
            <text:p>0.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92">
            <text:p>0.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93">
            <text:p>0.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94">
            <text:p>0.0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95">
            <text:p>0.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96">
            <text:p>0.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97">
            <text:p>0.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98">
            <text:p>0.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099">
            <text:p>0.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01">
            <text:p>0.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02">
            <text:p>0.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03">
            <text:p>0.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04">
            <text:p>0.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05">
            <text:p>0.1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06">
            <text:p>0.1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07">
            <text:p>0.1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08">
            <text:p>0.1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09">
            <text:p>0.1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11">
            <text:p>0.1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12">
            <text:p>0.1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13">
            <text:p>0.1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14">
            <text:p>0.1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15">
            <text:p>0.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16">
            <text:p>0.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17">
            <text:p>0.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18">
            <text:p>0.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19">
            <text:p>0.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21">
            <text:p>0.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22">
            <text:p>0.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23">
            <text:p>0.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24">
            <text:p>0.1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25">
            <text:p>0.1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26">
            <text:p>0.1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27">
            <text:p>0.1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28">
            <text:p>0.1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29">
            <text:p>0.1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31">
            <text:p>0.1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32">
            <text:p>0.1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33">
            <text:p>0.1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34">
            <text:p>0.1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35">
            <text:p>0.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36">
            <text:p>0.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37">
            <text:p>0.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38">
            <text:p>0.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39">
            <text:p>0.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41">
            <text:p>0.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42">
            <text:p>0.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43">
            <text:p>0.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44">
            <text:p>0.1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45">
            <text:p>0.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46">
            <text:p>0.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47">
            <text:p>0.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48">
            <text:p>0.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49">
            <text:p>0.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51">
            <text:p>0.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52">
            <text:p>0.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53">
            <text:p>0.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54">
            <text:p>0.1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55">
            <text:p>0.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56">
            <text:p>0.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57">
            <text:p>0.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58">
            <text:p>0.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59">
            <text:p>0.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61">
            <text:p>0.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62">
            <text:p>0.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63">
            <text:p>0.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64">
            <text:p>0.1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65">
            <text:p>0.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66">
            <text:p>0.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67">
            <text:p>0.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68">
            <text:p>0.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69">
            <text:p>0.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71">
            <text:p>0.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72">
            <text:p>0.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73">
            <text:p>0.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74">
            <text:p>0.1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75">
            <text:p>0.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76">
            <text:p>0.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77">
            <text:p>0.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78">
            <text:p>0.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79">
            <text:p>0.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81">
            <text:p>0.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82">
            <text:p>0.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83">
            <text:p>0.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84">
            <text:p>0.1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85">
            <text:p>0.1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86">
            <text:p>0.1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87">
            <text:p>0.1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88">
            <text:p>0.1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89">
            <text:p>0.1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91">
            <text:p>0.1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92">
            <text:p>0.1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93">
            <text:p>0.1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94">
            <text:p>0.1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95">
            <text:p>0.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96">
            <text:p>0.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97">
            <text:p>0.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98">
            <text:p>0.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199">
            <text:p>0.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01">
            <text:p>0.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02">
            <text:p>0.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03">
            <text:p>0.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04">
            <text:p>0.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05">
            <text:p>0.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06">
            <text:p>0.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07">
            <text:p>0.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08">
            <text:p>0.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09">
            <text:p>0.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11">
            <text:p>0.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12">
            <text:p>0.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13">
            <text:p>0.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14">
            <text:p>0.2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15">
            <text:p>0.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16">
            <text:p>0.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17">
            <text:p>0.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18">
            <text:p>0.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19">
            <text:p>0.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21">
            <text:p>0.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22">
            <text:p>0.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23">
            <text:p>0.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24">
            <text:p>0.2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25">
            <text:p>0.2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26">
            <text:p>0.2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27">
            <text:p>0.2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28">
            <text:p>0.2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29">
            <text:p>0.2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31">
            <text:p>0.2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32">
            <text:p>0.2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33">
            <text:p>0.2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34">
            <text:p>0.2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35">
            <text:p>0.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36">
            <text:p>0.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37">
            <text:p>0.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38">
            <text:p>0.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39">
            <text:p>0.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41">
            <text:p>0.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42">
            <text:p>0.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43">
            <text:p>0.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44">
            <text:p>0.2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45">
            <text:p>0.2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46">
            <text:p>0.2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47">
            <text:p>0.2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48">
            <text:p>0.2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49">
            <text:p>0.2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51">
            <text:p>0.2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52">
            <text:p>0.2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53">
            <text:p>0.2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54">
            <text:p>0.2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55">
            <text:p>0.2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56">
            <text:p>0.2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57">
            <text:p>0.2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58">
            <text:p>0.2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59">
            <text:p>0.2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61">
            <text:p>0.2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62">
            <text:p>0.2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63">
            <text:p>0.2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64">
            <text:p>0.2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65">
            <text:p>0.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66">
            <text:p>0.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67">
            <text:p>0.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68">
            <text:p>0.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69">
            <text:p>0.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71">
            <text:p>0.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72">
            <text:p>0.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73">
            <text:p>0.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74">
            <text:p>0.2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75">
            <text:p>0.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76">
            <text:p>0.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77">
            <text:p>0.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78">
            <text:p>0.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79">
            <text:p>0.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81">
            <text:p>0.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82">
            <text:p>0.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83">
            <text:p>0.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84">
            <text:p>0.2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85">
            <text:p>0.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86">
            <text:p>0.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87">
            <text:p>0.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88">
            <text:p>0.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89">
            <text:p>0.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91">
            <text:p>0.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92">
            <text:p>0.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93">
            <text:p>0.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94">
            <text:p>0.2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95">
            <text:p>0.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96">
            <text:p>0.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97">
            <text:p>0.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98">
            <text:p>0.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299">
            <text:p>0.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01">
            <text:p>0.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02">
            <text:p>0.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03">
            <text:p>0.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04">
            <text:p>0.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05">
            <text:p>0.3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06">
            <text:p>0.3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07">
            <text:p>0.3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08">
            <text:p>0.3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09">
            <text:p>0.3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11">
            <text:p>0.3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12">
            <text:p>0.3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13">
            <text:p>0.3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14">
            <text:p>0.3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15">
            <text:p>0.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16">
            <text:p>0.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17">
            <text:p>0.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18">
            <text:p>0.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19">
            <text:p>0.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21">
            <text:p>0.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22">
            <text:p>0.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23">
            <text:p>0.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24">
            <text:p>0.3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25">
            <text:p>0.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26">
            <text:p>0.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27">
            <text:p>0.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28">
            <text:p>0.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29">
            <text:p>0.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31">
            <text:p>0.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32">
            <text:p>0.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33">
            <text:p>0.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34">
            <text:p>0.3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35">
            <text:p>0.3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36">
            <text:p>0.3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37">
            <text:p>0.3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38">
            <text:p>0.3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39">
            <text:p>0.3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41">
            <text:p>0.3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42">
            <text:p>0.3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43">
            <text:p>0.3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44">
            <text:p>0.3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45">
            <text:p>0.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46">
            <text:p>0.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47">
            <text:p>0.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48">
            <text:p>0.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49">
            <text:p>0.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51">
            <text:p>0.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52">
            <text:p>0.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53">
            <text:p>0.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54">
            <text:p>0.3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55">
            <text:p>0.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56">
            <text:p>0.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57">
            <text:p>0.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58">
            <text:p>0.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59">
            <text:p>0.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61">
            <text:p>0.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62">
            <text:p>0.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63">
            <text:p>0.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64">
            <text:p>0.3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65">
            <text:p>0.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66">
            <text:p>0.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67">
            <text:p>0.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68">
            <text:p>0.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69">
            <text:p>0.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71">
            <text:p>0.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72">
            <text:p>0.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73">
            <text:p>0.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74">
            <text:p>0.3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75">
            <text:p>0.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76">
            <text:p>0.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77">
            <text:p>0.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78">
            <text:p>0.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79">
            <text:p>0.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81">
            <text:p>0.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82">
            <text:p>0.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83">
            <text:p>0.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84">
            <text:p>0.3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85">
            <text:p>0.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86">
            <text:p>0.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87">
            <text:p>0.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88">
            <text:p>0.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89">
            <text:p>0.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91">
            <text:p>0.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92">
            <text:p>0.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93">
            <text:p>0.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94">
            <text:p>0.3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95">
            <text:p>0.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96">
            <text:p>0.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97">
            <text:p>0.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98">
            <text:p>0.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399">
            <text:p>0.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01">
            <text:p>0.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02">
            <text:p>0.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03">
            <text:p>0.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04">
            <text:p>0.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05">
            <text:p>0.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06">
            <text:p>0.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07">
            <text:p>0.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08">
            <text:p>0.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09">
            <text:p>0.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11">
            <text:p>0.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12">
            <text:p>0.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13">
            <text:p>0.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14">
            <text:p>0.4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15">
            <text:p>0.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16">
            <text:p>0.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17">
            <text:p>0.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18">
            <text:p>0.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19">
            <text:p>0.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21">
            <text:p>0.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22">
            <text:p>0.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23">
            <text:p>0.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24">
            <text:p>0.4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25">
            <text:p>0.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26">
            <text:p>0.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27">
            <text:p>0.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28">
            <text:p>0.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29">
            <text:p>0.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31">
            <text:p>0.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32">
            <text:p>0.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33">
            <text:p>0.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34">
            <text:p>0.4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35">
            <text:p>0.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36">
            <text:p>0.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37">
            <text:p>0.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38">
            <text:p>0.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39">
            <text:p>0.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41">
            <text:p>0.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42">
            <text:p>0.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43">
            <text:p>0.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44">
            <text:p>0.4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45">
            <text:p>0.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46">
            <text:p>0.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47">
            <text:p>0.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48">
            <text:p>0.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49">
            <text:p>0.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51">
            <text:p>0.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52">
            <text:p>0.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53">
            <text:p>0.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54">
            <text:p>0.4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55">
            <text:p>0.4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56">
            <text:p>0.4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57">
            <text:p>0.4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58">
            <text:p>0.4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59">
            <text:p>0.4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61">
            <text:p>0.4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62">
            <text:p>0.4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63">
            <text:p>0.4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64">
            <text:p>0.4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65">
            <text:p>0.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66">
            <text:p>0.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67">
            <text:p>0.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68">
            <text:p>0.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69">
            <text:p>0.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71">
            <text:p>0.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72">
            <text:p>0.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73">
            <text:p>0.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74">
            <text:p>0.4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75">
            <text:p>0.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76">
            <text:p>0.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77">
            <text:p>0.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78">
            <text:p>0.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79">
            <text:p>0.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81">
            <text:p>0.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82">
            <text:p>0.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83">
            <text:p>0.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84">
            <text:p>0.4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85">
            <text:p>0.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86">
            <text:p>0.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87">
            <text:p>0.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88">
            <text:p>0.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89">
            <text:p>0.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91">
            <text:p>0.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92">
            <text:p>0.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93">
            <text:p>0.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94">
            <text:p>0.4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95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96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97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98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499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01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02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03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04">
            <text:p>0.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05">
            <text:p>0.5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06">
            <text:p>0.5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07">
            <text:p>0.5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08">
            <text:p>0.5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09">
            <text:p>0.5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11">
            <text:p>0.5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12">
            <text:p>0.5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13">
            <text:p>0.5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14">
            <text:p>0.5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15">
            <text:p>0.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16">
            <text:p>0.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17">
            <text:p>0.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18">
            <text:p>0.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19">
            <text:p>0.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21">
            <text:p>0.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22">
            <text:p>0.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23">
            <text:p>0.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24">
            <text:p>0.5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25">
            <text:p>0.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26">
            <text:p>0.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27">
            <text:p>0.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28">
            <text:p>0.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29">
            <text:p>0.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31">
            <text:p>0.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32">
            <text:p>0.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33">
            <text:p>0.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34">
            <text:p>0.5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35">
            <text:p>0.5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36">
            <text:p>0.5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37">
            <text:p>0.5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38">
            <text:p>0.5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39">
            <text:p>0.5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41">
            <text:p>0.5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42">
            <text:p>0.5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43">
            <text:p>0.5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44">
            <text:p>0.5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45">
            <text:p>0.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46">
            <text:p>0.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47">
            <text:p>0.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48">
            <text:p>0.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49">
            <text:p>0.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51">
            <text:p>0.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52">
            <text:p>0.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53">
            <text:p>0.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54">
            <text:p>0.5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55">
            <text:p>0.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56">
            <text:p>0.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57">
            <text:p>0.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58">
            <text:p>0.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59">
            <text:p>0.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61">
            <text:p>0.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62">
            <text:p>0.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63">
            <text:p>0.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64">
            <text:p>0.5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65">
            <text:p>0.5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66">
            <text:p>0.5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67">
            <text:p>0.5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68">
            <text:p>0.5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69">
            <text:p>0.5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71">
            <text:p>0.5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72">
            <text:p>0.5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73">
            <text:p>0.5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74">
            <text:p>0.5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75">
            <text:p>0.5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76">
            <text:p>0.5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77">
            <text:p>0.5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78">
            <text:p>0.5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79">
            <text:p>0.5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81">
            <text:p>0.5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82">
            <text:p>0.5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83">
            <text:p>0.5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84">
            <text:p>0.5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85">
            <text:p>0.5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86">
            <text:p>0.5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87">
            <text:p>0.5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88">
            <text:p>0.5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89">
            <text:p>0.5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91">
            <text:p>0.5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92">
            <text:p>0.5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93">
            <text:p>0.5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94">
            <text:p>0.5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95">
            <text:p>0.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96">
            <text:p>0.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97">
            <text:p>0.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98">
            <text:p>0.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599">
            <text:p>0.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01">
            <text:p>0.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02">
            <text:p>0.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03">
            <text:p>0.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04">
            <text:p>0.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05">
            <text:p>0.6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06">
            <text:p>0.6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07">
            <text:p>0.6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08">
            <text:p>0.6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09">
            <text:p>0.6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11">
            <text:p>0.6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12">
            <text:p>0.6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13">
            <text:p>0.6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14">
            <text:p>0.6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15">
            <text:p>0.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16">
            <text:p>0.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17">
            <text:p>0.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18">
            <text:p>0.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19">
            <text:p>0.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21">
            <text:p>0.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22">
            <text:p>0.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23">
            <text:p>0.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24">
            <text:p>0.6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25">
            <text:p>0.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26">
            <text:p>0.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27">
            <text:p>0.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28">
            <text:p>0.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29">
            <text:p>0.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31">
            <text:p>0.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32">
            <text:p>0.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33">
            <text:p>0.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34">
            <text:p>0.6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35">
            <text:p>0.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36">
            <text:p>0.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37">
            <text:p>0.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38">
            <text:p>0.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39">
            <text:p>0.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41">
            <text:p>0.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42">
            <text:p>0.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43">
            <text:p>0.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44">
            <text:p>0.6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45">
            <text:p>0.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46">
            <text:p>0.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47">
            <text:p>0.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48">
            <text:p>0.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49">
            <text:p>0.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51">
            <text:p>0.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52">
            <text:p>0.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53">
            <text:p>0.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54">
            <text:p>0.6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55">
            <text:p>0.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56">
            <text:p>0.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57">
            <text:p>0.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58">
            <text:p>0.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59">
            <text:p>0.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61">
            <text:p>0.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62">
            <text:p>0.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63">
            <text:p>0.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64">
            <text:p>0.6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65">
            <text:p>0.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66">
            <text:p>0.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67">
            <text:p>0.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68">
            <text:p>0.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69">
            <text:p>0.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71">
            <text:p>0.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72">
            <text:p>0.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73">
            <text:p>0.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74">
            <text:p>0.6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75">
            <text:p>0.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76">
            <text:p>0.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77">
            <text:p>0.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78">
            <text:p>0.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79">
            <text:p>0.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81">
            <text:p>0.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82">
            <text:p>0.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83">
            <text:p>0.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84">
            <text:p>0.6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85">
            <text:p>0.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86">
            <text:p>0.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87">
            <text:p>0.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88">
            <text:p>0.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89">
            <text:p>0.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91">
            <text:p>0.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92">
            <text:p>0.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93">
            <text:p>0.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94">
            <text:p>0.6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95">
            <text:p>0.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96">
            <text:p>0.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97">
            <text:p>0.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98">
            <text:p>0.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699">
            <text:p>0.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01">
            <text:p>0.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02">
            <text:p>0.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03">
            <text:p>0.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04">
            <text:p>0.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05">
            <text:p>0.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06">
            <text:p>0.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07">
            <text:p>0.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08">
            <text:p>0.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09">
            <text:p>0.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11">
            <text:p>0.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12">
            <text:p>0.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13">
            <text:p>0.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14">
            <text:p>0.7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15">
            <text:p>0.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16">
            <text:p>0.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17">
            <text:p>0.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18">
            <text:p>0.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19">
            <text:p>0.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21">
            <text:p>0.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22">
            <text:p>0.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23">
            <text:p>0.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24">
            <text:p>0.7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25">
            <text:p>0.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26">
            <text:p>0.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27">
            <text:p>0.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28">
            <text:p>0.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29">
            <text:p>0.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31">
            <text:p>0.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32">
            <text:p>0.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33">
            <text:p>0.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34">
            <text:p>0.7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35">
            <text:p>0.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36">
            <text:p>0.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37">
            <text:p>0.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38">
            <text:p>0.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39">
            <text:p>0.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41">
            <text:p>0.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42">
            <text:p>0.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43">
            <text:p>0.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44">
            <text:p>0.7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45">
            <text:p>0.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46">
            <text:p>0.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47">
            <text:p>0.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48">
            <text:p>0.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49">
            <text:p>0.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51">
            <text:p>0.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52">
            <text:p>0.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53">
            <text:p>0.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54">
            <text:p>0.7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55">
            <text:p>0.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56">
            <text:p>0.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57">
            <text:p>0.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58">
            <text:p>0.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59">
            <text:p>0.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61">
            <text:p>0.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62">
            <text:p>0.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63">
            <text:p>0.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64">
            <text:p>0.7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65">
            <text:p>0.7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66">
            <text:p>0.7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67">
            <text:p>0.7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68">
            <text:p>0.7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69">
            <text:p>0.7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71">
            <text:p>0.7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72">
            <text:p>0.7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73">
            <text:p>0.7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74">
            <text:p>0.7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75">
            <text:p>0.7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76">
            <text:p>0.7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77">
            <text:p>0.7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78">
            <text:p>0.7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79">
            <text:p>0.7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81">
            <text:p>0.7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82">
            <text:p>0.7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83">
            <text:p>0.7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84">
            <text:p>0.7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85">
            <text:p>0.7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86">
            <text:p>0.7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87">
            <text:p>0.7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88">
            <text:p>0.7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89">
            <text:p>0.7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91">
            <text:p>0.7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92">
            <text:p>0.7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93">
            <text:p>0.7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94">
            <text:p>0.7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95">
            <text:p>0.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96">
            <text:p>0.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97">
            <text:p>0.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98">
            <text:p>0.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799">
            <text:p>0.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01">
            <text:p>0.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02">
            <text:p>0.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03">
            <text:p>0.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04">
            <text:p>0.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05">
            <text:p>0.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06">
            <text:p>0.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07">
            <text:p>0.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08">
            <text:p>0.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09">
            <text:p>0.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11">
            <text:p>0.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12">
            <text:p>0.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13">
            <text:p>0.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14">
            <text:p>0.8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15">
            <text:p>0.8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16">
            <text:p>0.8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17">
            <text:p>0.8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18">
            <text:p>0.8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19">
            <text:p>0.8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21">
            <text:p>0.8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22">
            <text:p>0.8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23">
            <text:p>0.8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24">
            <text:p>0.8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25">
            <text:p>0.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26">
            <text:p>0.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27">
            <text:p>0.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28">
            <text:p>0.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29">
            <text:p>0.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31">
            <text:p>0.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32">
            <text:p>0.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33">
            <text:p>0.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34">
            <text:p>0.8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35">
            <text:p>0.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36">
            <text:p>0.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37">
            <text:p>0.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38">
            <text:p>0.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39">
            <text:p>0.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41">
            <text:p>0.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42">
            <text:p>0.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43">
            <text:p>0.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44">
            <text:p>0.8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45">
            <text:p>0.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46">
            <text:p>0.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47">
            <text:p>0.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48">
            <text:p>0.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49">
            <text:p>0.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51">
            <text:p>0.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52">
            <text:p>0.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53">
            <text:p>0.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54">
            <text:p>0.8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55">
            <text:p>0.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56">
            <text:p>0.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57">
            <text:p>0.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58">
            <text:p>0.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59">
            <text:p>0.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61">
            <text:p>0.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62">
            <text:p>0.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63">
            <text:p>0.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64">
            <text:p>0.8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65">
            <text:p>0.8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66">
            <text:p>0.8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67">
            <text:p>0.8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68">
            <text:p>0.8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69">
            <text:p>0.8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71">
            <text:p>0.8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72">
            <text:p>0.8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73">
            <text:p>0.8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74">
            <text:p>0.8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75">
            <text:p>0.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76">
            <text:p>0.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77">
            <text:p>0.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78">
            <text:p>0.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79">
            <text:p>0.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81">
            <text:p>0.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82">
            <text:p>0.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83">
            <text:p>0.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84">
            <text:p>0.8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85">
            <text:p>0.8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86">
            <text:p>0.8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87">
            <text:p>0.8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88">
            <text:p>0.8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89">
            <text:p>0.8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91">
            <text:p>0.8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92">
            <text:p>0.8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93">
            <text:p>0.8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94">
            <text:p>0.8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95">
            <text:p>0.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96">
            <text:p>0.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97">
            <text:p>0.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98">
            <text:p>0.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899">
            <text:p>0.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01">
            <text:p>0.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02">
            <text:p>0.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03">
            <text:p>0.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04">
            <text:p>0.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05">
            <text:p>0.9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06">
            <text:p>0.9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07">
            <text:p>0.9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08">
            <text:p>0.9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09">
            <text:p>0.9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11">
            <text:p>0.9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12">
            <text:p>0.9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13">
            <text:p>0.9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14">
            <text:p>0.9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15">
            <text:p>0.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16">
            <text:p>0.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17">
            <text:p>0.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18">
            <text:p>0.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19">
            <text:p>0.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21">
            <text:p>0.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22">
            <text:p>0.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23">
            <text:p>0.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24">
            <text:p>0.92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25">
            <text:p>0.9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26">
            <text:p>0.9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27">
            <text:p>0.9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28">
            <text:p>0.9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29">
            <text:p>0.9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31">
            <text:p>0.9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32">
            <text:p>0.9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33">
            <text:p>0.9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34">
            <text:p>0.93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35">
            <text:p>0.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36">
            <text:p>0.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37">
            <text:p>0.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38">
            <text:p>0.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39">
            <text:p>0.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41">
            <text:p>0.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42">
            <text:p>0.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43">
            <text:p>0.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44">
            <text:p>0.94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45">
            <text:p>0.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46">
            <text:p>0.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47">
            <text:p>0.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48">
            <text:p>0.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49">
            <text:p>0.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51">
            <text:p>0.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52">
            <text:p>0.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53">
            <text:p>0.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54">
            <text:p>0.95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55">
            <text:p>0.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56">
            <text:p>0.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57">
            <text:p>0.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58">
            <text:p>0.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59">
            <text:p>0.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61">
            <text:p>0.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62">
            <text:p>0.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63">
            <text:p>0.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64">
            <text:p>0.96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65">
            <text:p>0.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66">
            <text:p>0.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67">
            <text:p>0.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68">
            <text:p>0.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69">
            <text:p>0.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71">
            <text:p>0.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72">
            <text:p>0.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73">
            <text:p>0.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74">
            <text:p>0.97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75">
            <text:p>0.9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76">
            <text:p>0.9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77">
            <text:p>0.9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78">
            <text:p>0.9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79">
            <text:p>0.9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81">
            <text:p>0.9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82">
            <text:p>0.9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83">
            <text:p>0.9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84">
            <text:p>0.98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85">
            <text:p>0.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86">
            <text:p>0.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87">
            <text:p>0.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88">
            <text:p>0.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89">
            <text:p>0.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91">
            <text:p>0.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92">
            <text:p>0.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93">
            <text:p>0.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94">
            <text:p>0.99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95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96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97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98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.999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4" office:value-type="float" office:value="1">
            <text:p>1</text:p>
          </table:table-cell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9">08/29/2024</text:date>, <text:time>21:4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5S</meta:editing-duration>
    <meta:editing-cycles>4</meta:editing-cycles>
    <meta:generator>OpenOffice/4.1.14$Win32 OpenOffice.org_project/4114m1$Build-9811</meta:generator>
    <dc:date>2024-08-29T21:49:52.57</dc:date>
    <meta:document-statistic meta:table-count="3" meta:cell-count="5010" meta:object-count="0"/>
    <meta:user-defined meta:name="Info 1"/>
    <meta:user-defined meta:name="Info 2"/>
    <meta:user-defined meta:name="Info 3"/>
    <meta:user-defined meta:name="Info 4"/>
  </office:meta>
</office:document-meta>
</file>